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2" style:family="graphic" style:parent-style-name="standard">
      <style:graphic-properties svg:stroke-color="#ff0000" draw:fill="solid" draw:fill-color="#ff0000" draw:opacity="50%" draw:opacity-name="" draw:textarea-horizontal-align="justify" draw:textarea-vertical-align="middle" draw:auto-grow-height="false" fo:min-height="0.059cm" fo:min-width="0cm"/>
    </style:style>
    <style:style style:name="gr3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8.937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3cm" svg:height="0.952cm" draw:transform="rotate (1.74532925199433) translate (8.785cm 14.01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953cm" svg:height="0.952cm" draw:transform="rotate (0.785398163397448) translate (10.13cm 12.70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953cm" svg:height="0.952cm" draw:transform="rotate (-0.174532925199433) translate (12.001cm 12.9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3" draw:layer="layout" svg:x1="10.842cm" svg:y1="14.335cm" svg:x2="10.842cm" svg:y2="5.762cm">
          <text:p/>
        </draw:line>
        <draw:line draw:style-name="gr3" draw:text-style-name="P3" draw:layer="layout" svg:x1="10.843cm" svg:y1="14.336cm" svg:x2="6.397cm" svg:y2="14.335cm">
          <text:p/>
        </draw:line>
        <draw:frame draw:style-name="gr4" draw:text-style-name="P4" draw:layer="layout" svg:width="0.82cm" svg:height="0.962cm" svg:x="10.84cm" svg:y="6.045cm">
          <draw:text-box>
            <text:p>x</text:p>
          </draw:text-box>
        </draw:frame>
        <draw:frame draw:style-name="gr4" draw:text-style-name="P4" draw:layer="layout" svg:width="0.82cm" svg:height="0.962cm" svg:x="6.715cm" svg:y="13.373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3:22:54.151000000</meta:creation-date>
    <dc:date>2023-02-13T13:32:32.574000000</dc:date>
    <meta:editing-duration>PT9M38S</meta:editing-duration>
    <meta:editing-cycles>1</meta:editing-cycles>
    <meta:document-statistic meta:object-count="8"/>
    <meta:generator>LibreOffice/7.4.2.3$Windows_X86_64 LibreOffice_project/382eef1f22670f7f4118c8c2dd222ec7ad009daf</meta:generator>
  </office:meta>
</office:document-meta>
</file>